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 style:data-style-name="N44"/>
    <style:style style:name="ce15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3"/>
          <table:table-cell office:value-type="string" calcext:value-type="string">
            <text:p>temps pa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obj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time" office:time-value="PT00H30M00S" calcext:value-type="time">
            <text:p>00:30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ba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1H04M00S" calcext:value-type="time">
            <text:p>01:04: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-fonctionnali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0H21M12S" calcext:value-type="time">
            <text:p>00:21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te to d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time" office:time-value="PT00H17M16S" calcext:value-type="time">
            <text:p>00:17:16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DONNEES DE REFERENC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ran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quedur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emplacement 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GESTION USER</text:p>
          </table:table-cell>
          <table:table-cell table:style-name="ce13" table:number-columns-repeated="1023"/>
        </table:table-row>
        <table:table-row table:style-name="ro2">
          <table:table-cell table:style-name="ce12" office:value-type="string" calcext:value-type="string">
            <text:p>utilisateur 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cr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AJOUT STOCK M-C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entite magasin-cen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inserer dans mouvemem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RANSFERT DE LAPTOP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 : position actuelle des laptop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ion dans transf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RECEPTION PAR POINT DE VENT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: NOTIFICATION A RECEPTION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cloturertransfert(Connection 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cloturerMouvement(Connection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 receptionn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: renvoi== cloturertransf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OCK ACTUEL PAR POINT DE VENTE</text:p>
          </table:table-cell>
          <table:table-cell table:style-name="ce13" table:number-columns-repeated="1023"/>
        </table:table-row>
        <table:table-row table:style-name="ro1">
          <table:table-cell office:value-type="string" calcext:value-type="string">
            <text:p>View : stockActu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nction :vente (insertion et MAJ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13:37:46.7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2T01:38:19.439000000</dc:date>
    <meta:editing-duration>PT24M43S</meta:editing-duration>
    <meta:editing-cycles>4</meta:editing-cycles>
    <meta:generator>LibreOffice/7.2.4.1$Windows_X86_64 LibreOffice_project/27d75539669ac387bb498e35313b970b7fe9c4f9</meta:generator>
    <meta:document-statistic meta:table-count="1" meta:cell-count="68" meta:object-count="0"/>
  </office:meta>
</office:document-meta>
</file>